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a210" officeooo:paragraph-rsid="0005a210"/>
    </style:style>
    <style:style style:name="P2" style:family="paragraph" style:parent-style-name="Standard">
      <style:text-properties fo:font-size="13pt" officeooo:paragraph-rsid="0005a210" fo:background-color="#ffffff" style:font-size-asian="13pt" style:font-size-complex="13pt"/>
    </style:style>
    <style:style style:name="P3" style:family="paragraph" style:parent-style-name="Standard">
      <style:text-properties fo:font-size="13pt" officeooo:paragraph-rsid="0005a210" style:font-size-asian="13pt" style:font-size-complex="13pt"/>
    </style:style>
    <style:style style:name="P4" style:family="paragraph" style:parent-style-name="Standard">
      <style:text-properties fo:font-size="13pt" officeooo:rsid="0005a210" officeooo:paragraph-rsid="0005a210" style:font-size-asian="13pt" style:font-size-complex="13pt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fo:font-size="13pt" style:font-size-asian="13pt" style:font-size-complex="13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3pt" style:font-size-asian="13pt" style:font-size-complex="13pt"/>
    </style:style>
    <style:style style:name="P8" style:family="paragraph" style:parent-style-name="Text_20_body">
      <style:text-properties fo:font-size="13pt" officeooo:paragraph-rsid="0005a210" style:font-size-asian="13pt" style:font-size-complex="13pt"/>
    </style:style>
    <style:style style:name="P9" style:family="paragraph" style:parent-style-name="Text_20_body">
      <style:paragraph-properties fo:margin-top="0cm" fo:margin-bottom="0cm" style:contextual-spacing="false"/>
      <style:text-properties fo:font-size="13pt" style:font-size-asian="13pt" style:font-size-complex="13pt"/>
    </style:style>
    <style:style style:name="T1" style:family="text">
      <style:text-properties officeooo:rsid="0005a210"/>
    </style:style>
    <style:style style:name="T2" style:family="text">
      <style:text-properties officeooo:rsid="0005a210" fo:background-color="#ffffff" loext:char-shading-value="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5a210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05a210" style:font-size-asian="13pt" style:font-size-complex="13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Faça um Programa que peça um número e então mostre a mensagem O número informado foi [número]. </text:p>
      <text:p text:style-name="P2"/>
      <text:p text:style-name="P2"><text:span text:style-name="T1">2. </text:span>Faça um Programa que peça as 4 notas bimestrais e mostre a médi<text:span text:style-name="T1">a. </text:span></text:p>
      <text:p text:style-name="P2"/>
      <text:p text:style-name="P2"><text:span text:style-name="T1">3. </text:span>Faça um Programa que converta metros para centímetros.</text:p>
      <text:p text:style-name="P2"/>
      <text:p text:style-name="P2"><text:span text:style-name="T1">4. Faça um Programa que peça o raio de um círculo, calcule e mostre sua área. </text:span></text:p>
      <text:p text:style-name="P2"/>
      <text:p text:style-name="P3"><text:span text:style-name="T2">5. </text:span>Faça um Programa que pergunte quanto você ganha por hora e o número de horas trabalhadas no mês. Calcule e mostre o total do seu salário no referido mês. </text:p>
      <text:p text:style-name="P3"/>
      <text:p text:style-name="P3"><text:span text:style-name="T1">6. </text:span>Faça um Programa que peça a temperatura em graus Fahrenheit, transforme e mostre a temperatura em graus Celsius. C = (5 * (F-32) / 9) </text:p>
      <text:p text:style-name="P3"/>
      <text:p text:style-name="P4">7. Faça um Programa que pergunte quanto você ganha por hora e o número de horas</text:p>
      <text:p text:style-name="P4">trabalhadas no mês. Calcule e mostre o total do seu salário no referido mês,</text:p>
      <text:p text:style-name="P4">sabendo-se que são descontados 11% para o Imposto de Renda,</text:p>
      <text:p text:style-name="P4">8% para o INSS e 5% para o sindicato, faça um programa que nos dê: salário bruto, quanto pagou ao INSS, quanto pagou ao sindicato, o salário líquido.</text:p>
      <text:p text:style-name="P4">Calcule os descontos e o salário líquido, conforme a tabela abaixo:</text:p>
      <text:p text:style-name="P4"><text:s text:c="4"/>+ Salário Bruto: R$</text:p>
      <text:p text:style-name="P4"><text:s text:c="4"/>- IR (11%): R$</text:p>
      <text:p text:style-name="P4"><text:s text:c="4"/>- INSS (8%): R$</text:p>
      <text:p text:style-name="P4"><text:s text:c="4"/>- Sindicato ( 5%): R$</text:p>
      <text:p text:style-name="P4"><text:s text:c="4"/>= Salário Líquido: R$</text:p>
      <text:p text:style-name="P4"/>
      <text:p text:style-name="P4">Obs.: Salário Bruto - Descontos = Salário Líquido.</text:p>
      <text:p text:style-name="P4"/>
      <text:p text:style-name="P3"><text:span text:style-name="T1">8. </text:span>Faça um programa que peça o tamanho de um arquivo para download (em MB) e a velocidade de um link de Internet (em Mbps), calcule e informe o tempo aproximado de download do arquivo usando este link (em minutos).</text:p>
      <text:p text:style-name="P3"/>
      <text:p text:style-name="P3"><text:span text:style-name="T1">9. </text:span>Faça um Programa que peça dois números e imprima o maior deles. </text:p>
      <text:p text:style-name="P3"/>
      <text:p text:style-name="P3"><text:span text:style-name="T1">10. </text:span>Faça um Programa que peça um valor e mostre na tela se o valor é positivo ou negativo. </text:p>
      <text:p text:style-name="P3"/>
      <text:p text:style-name="P3"><text:span text:style-name="T1">11. </text:span>Faça um Programa que verifique se uma letra digitada é vogal ou consoante. </text:p>
      <text:p text:style-name="P3"/>
      <text:p text:style-name="P3"><text:span text:style-name="T1">12. </text:span>Faça um programa para a leitura de duas notas parciais de um aluno. O programa deve calcular a média alcançada por aluno e apresentar: A mensagem “Aprovado”, se a média alcançada for maior ou igual a sete; A mensagem “Reprovado”, se a média for menor do que sete; A mensagem “Aprovado com Distinção”, se a média for igual a dez. </text:p>
      <text:p text:style-name="P3"/>
      <text:p text:style-name="P3"><text:span text:style-name="T1">13. </text:span>Faça um Programa que leia três números e mostre o maior e o menor deles. </text:p>
      <text:p text:style-name="P3"/>
      <text:p text:style-name="P3"><text:span text:style-name="T1">14. </text:span>Faça um Programa que leia três números e mostre-os em ordem decrescente.</text:p>
      <text:p text:style-name="P3"/>
      <text:p text:style-name="P3"><text:soft-page-break/></text:p>
      <text:p text:style-name="P3"/>
      <text:p text:style-name="P4">15. As Organizações Tabajara resolveram dar um aumento de salário aos seus colaboradores e lhe contrataram para desenvolver o programa que calculará os reajustes. Faça um programa que recebe o salário de um colaborador e o reajuste segundo o seguinte critério, baseado no salário atual:</text:p>
      <text:p text:style-name="P4"><text:s/>– Salários até R$ 280,00 (incluindo): aumento de 20%</text:p>
      <text:p text:style-name="P4"><text:s/>– Salários entre R$ 280,00 e R$ 700,00: aumento de 15%</text:p>
      <text:p text:style-name="P4"><text:s/>– Salários entre R$ 700,00 e R$ 1500,00: aumento de 10%</text:p>
      <text:p text:style-name="P4">– Salários de R$ 1500,00 em diante: aumento de 5%</text:p>
      <text:p text:style-name="P4">Após o aumento ser realizado, informe na tela: o salário antes do reajuste, o percentual de aumento aplicado, o valor do aumento e o novo salário, após o aumento.</text:p>
      <text:p text:style-name="P4"/>
      <text:p text:style-name="P4">16. Faça um programa que lê as duas notas parciais obtidas por um aluno numa disciplina ao longo de um semestre, e calcule a sua média.</text:p>
      <text:p text:style-name="P4">A atribuição de conceitos obedece à tabela abaixo:</text:p>
      <text:p text:style-name="P4">Média de Aproveitamento Conceito</text:p>
      <text:p text:style-name="P4"><text:s text:c="4"/>Entre 9.0 e 10.0 <text:s text:c="8"/><text:tab/>A</text:p>
      <text:p text:style-name="P4"><text:s text:c="4"/>Entre 7.5 e 9.0 <text:s text:c="9"/><text:tab/>B</text:p>
      <text:p text:style-name="P4"><text:s text:c="4"/>Entre 6.0 e 7.5 <text:s text:c="9"/><text:tab/>C</text:p>
      <text:p text:style-name="P4"><text:s text:c="4"/>Entre 4.0 e 6.0 <text:s text:c="9"/><text:tab/>D</text:p>
      <text:p text:style-name="P4"><text:s text:c="4"/>Entre 4.0 e zero <text:s text:c="8"/><text:tab/>E</text:p>
      <text:p text:style-name="P4"/>
      <text:p text:style-name="P4">O algoritmo deve mostrar na tela as notas, a média, o conceito correspondente e a mensagem “APROVADO” se o conceito for A, B ou C ou “REPROVADO” se o conceito for D ou E.</text:p>
      <text:p text:style-name="P4"/>
      <text:p text:style-name="P4"/>
      <text:p text:style-name="P4">17. Faça um programa que calcule as raízes de uma equação do segundo grau, na forma ax² + bx + c. O programa deverá pedir os valores de a, b e c e fazer as consistências, informando ao usuário nas seguintes situações:</text:p>
      <text:p text:style-name="P4"/>
      <text:p text:style-name="P4"><text:s/>– Se o usuário informar o valor de A igual a zero, a equação não é do segundo grau e o programa não deve fazer pedir os demais valores, sendo encerrado;</text:p>
      <text:p text:style-name="P4"><text:s/>– Se o delta calculado for negativo, a equação não possui raízes reais. Informe ao usuário e encerre o programa;</text:p>
      <text:p text:style-name="P4"><text:s/>– Se o delta calculado for igual a zero a equação possui apenas uma raiz real; informe-a ao usuário;</text:p>
      <text:p text:style-name="P4"><text:s/>– Se o delta for positivo, a equação possui duas raiz reais; informe-as ao usuário</text:p>
      <text:p text:style-name="P4"/>
      <text:p text:style-name="P3"><text:span text:style-name="T1">18. </text:span>Faça um Programa que peça um número correspondente a um determinado ano e em seguida informe se este ano é ou não bissexto. </text:p>
      <text:p text:style-name="P4"/>
      <text:p text:style-name="P3"><text:span text:style-name="T1">19. </text:span>Faça um Programa que peça um número inteiro e determine se ele é par ou ímpar </text:p>
      <text:p text:style-name="P4"/>
      <text:p text:style-name="P3"><text:span text:style-name="T1">20. </text:span>Faça um Programa que peça um número e informe se o número é inteiro ou decimal </text:p>
      <text:p text:style-name="P4"/>
      <text:p text:style-name="P3"><text:soft-page-break/><text:span text:style-name="T1">21. </text:span>Faça um programa que peça uma nota, entre zero e dez. Mostre uma mensagem caso o valor seja inválido e continue pedindo até que o usuário informe um valor válido. Faça um programa que peça uma nota, entre zero e dez. Mostre uma mensagem caso o valor seja inválido e continue pedindo até que o usuário informe um valor válido. </text:p>
      <text:p text:style-name="P3"/>
      <text:p text:style-name="P3"><text:span text:style-name="T1">22. </text:span>Supondo que a população de um país A seja da ordem de 80000 habitantes com uma taxa anual de crescimento de 3% e que a população de B seja 200000 habitantes com uma taxa de crescimento de 1.5%. Faça um programa que calcule e escreva o número de anos necessários para que a população do país A ultrapasse ou iguale a população do país B, mantidas as taxas de crescimento.</text:p>
      <text:p text:style-name="P3"/>
      <text:p text:style-name="P3"><text:span text:style-name="T1">23. </text:span>Faça um programa que leia 5 números e informe a soma e a média dos números.</text:p>
      <text:p text:style-name="P3"/>
      <text:p text:style-name="P3"><text:span text:style-name="T1">24. </text:span>Faça um programa que imprima na tela apenas os números ímpares entre 1 e 50. </text:p>
      <text:p text:style-name="P3"/>
      <text:p text:style-name="P3"><text:span text:style-name="T1">25. </text:span>Desenvolva um gerador de tabuada, capaz de gerar a tabuada de qualquer número inteiro entre 1 a 10. O usuário deve informar de qual número ele deseja ver a tabuada. A saída deve ser conforme o exemplo abaixo: Tabuada de 5: 5 X 1 = 5 5 X 2 = 10 … 5 X 10 = 50 </text:p>
      <text:p text:style-name="P3"/>
      <text:p text:style-name="P3"><text:span text:style-name="T1">26. </text:span>Faça um programa que peça dois números, base e expoente, calcule e mostre o primeiro número elevado ao segundo número. </text:p>
      <text:p text:style-name="P3"/>
      <text:p text:style-name="P3"><text:span text:style-name="T1">27. </text:span>Faça um programa que peça 10 números inteiros, calcule e mostre a quantidade de números pares e a quantidade de números ímpares. </text:p>
      <text:p text:style-name="P3"/>
      <text:p text:style-name="P3"><text:span text:style-name="T1">28. </text:span>A série de Fibonacci é formada pela seqüência 1, 1, 2, 3, 5, 8, 13, 21, 34, 55, … Faça um programa capaz de gerar a série até o n−ésimo termo </text:p>
      <text:p text:style-name="P3"/>
      <text:p text:style-name="P3"><text:span text:style-name="T1">29. </text:span>Faça um programa que calcule o fatorial de um número inteiro fornecido pelo usuário. Ex.: 5!=5.4.3.2.1=120 </text:p>
      <text:p text:style-name="P3"/>
      <text:p text:style-name="P3"><text:span text:style-name="T1">30. </text:span>Um funcionário de uma empresa recebe aumento salarial anualmente.</text:p>
      <text:p text:style-name="P6">Sabe-se que: Esse funcionário foi contratado em 1995, com salário inicial de R$ 1.000,00; Em 1996 recebeu aumento de 1,5% sobre seu salário inicial; A partir de 1997 (inclusive), os aumentos salariais sempre correspondem ao dobro do percentual do ano anterior. Faça um programa que determine o salário atual desse funcionário. Após concluir isto, altere o programa permitindo que o usuário digite o salário inicial do funcionário.</text:p>
      <text:p text:style-name="P3"><text:span text:style-name="T1">31. </text:span>Faça um Programa que leia um vetor de 5 números inteiros e mostre-os. </text:p>
      <text:p text:style-name="P3"/>
      <text:p text:style-name="P3"><text:span text:style-name="T1">32. </text:span>Faça um Programa que leia um vetor de 10 números reais e mostre-os na ordem inversa </text:p>
      <text:p text:style-name="P3"/>
      <text:p text:style-name="P3"><text:span text:style-name="T1">33. </text:span>Faça um Programa que leia 20 números inteiros e armazene-os num vetor. Armazene os números pares no vetor PAR e os números IMPARES no vetor ímpar. Imprima os três vetores. </text:p>
      <text:p text:style-name="P3"/>
      <text:p text:style-name="P3"><text:span text:style-name="T1">34. </text:span>Faça um Programa que peça as quatro notas de 10 alunos, calcule e armazene num vetor a média de cada aluno, imprima o número de alunos com média maior ou igual a 7.0. </text:p>
      <text:p text:style-name="P4"><text:soft-page-break/></text:p>
      <text:p text:style-name="P8"><text:span text:style-name="T1">35. Faça um programa que escreva “Minha primeira função”, esta escrita deve ser realizada a partir da chamada de uma função.</text:span></text:p>
      <text:p text:style-name="P5"><text:span text:style-name="T6">36. </text:span><text:span text:style-name="T5">Faça um programa que solicite o nome do usuário e a idade do usuário, depois disso exiba a mensagem: </text:span><text:span text:style-name="Emphasis"><text:span text:style-name="T5">"{nome} possui {idade} anos."</text:span></text:span><text:span text:style-name="T5">. Esta mensagem deve ser escrita em uma função.</text:span></text:p>
      <text:p text:style-name="P7"/>
      <text:p text:style-name="P9"><text:span text:style-name="T1">37. </text:span>Faça um programa que solicite dois números ao usuário e exiba a multiplicação deles. A multiplicação deve ser calculada em uma função.</text:p>
      <text:p text:style-name="P7"/>
      <text:p text:style-name="P9"><text:span text:style-name="T1">38. </text:span>Faça um programa que solicite ao usuário três números diferentes e exiba o dobro do maior número. Para fazer isso separe seu código em duas funções diferentes: Uma função para retornar o maior dos três números e outra função para dobrar o número.</text:p>
      <text:p text:style-name="P7"/>
      <text:p text:style-name="P9"><text:span text:style-name="T1">39. </text:span>Faça um programa que inicialize uma lista vazia, depois disso solicite 5 nomes diferentes ao usuário (utilize laço de repetição). Cada nome digitado deve ser adicionado à lista e por fim, todos os nomes devem ser escritos no console. Utilize uma função para solicitar e retornar o nome digitado, uma função para adicionar o nome à lista (passando o nome e a lista por parâmetro) e outra função para escrever todos os nomes no console.</text:p>
      <text:p text:style-name="P4"/>
      <text:p text:style-name="P3"><text:span text:style-name="T1">40. Faça </text:span>um jogo onde o computador vai sortear um número de 1 até 100. Em seguida, você vai tentar adivinhar que número foi esse. A cada tentativa, ele vai te dizer se seu palpite foi alto, baixo ou se você acertou. Quando acertar, deve mostrar quantas tentativas você fez até acertar. <text:span text:style-name="T1">Pesquise como gerar números aleatórios em Pyth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9:15:37.712000000</meta:creation-date>
    <dc:date>2024-02-19T20:40:36.385000000</dc:date>
    <meta:editing-duration>PT1H24M59S</meta:editing-duration>
    <meta:editing-cycles>1</meta:editing-cycles>
    <meta:document-statistic meta:table-count="0" meta:image-count="0" meta:object-count="0" meta:page-count="4" meta:paragraph-count="68" meta:word-count="1531" meta:character-count="8399" meta:non-whitespace-character-count="6810"/>
    <meta:generator>LibreOffice/7.6.2.1$Windows_X86_64 LibreOffice_project/56f7684011345957bbf33a7ee678afaf4d2ba333</meta:generator>
  </office:meta>
</office:document-meta>
</file>